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ntes</text:p>
          </table:table-cell>
          <table:table-cell office:value-type="string" calcext:value-type="string">
            <text:p>Ref_Cit</text:p>
          </table:table-cell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Höglund 2021</text:p>
          </table:table-cell>
          <table:table-cell/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ahon 2017</text:p>
          </table:table-cell>
          <table:table-cell/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Fayad 2006</text:p>
          </table:table-cell>
          <table:table-cell/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Bourne 2009</text:p>
          </table:table-cell>
          <table:table-cell/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Cutti 2008</text:p>
          </table:table-cell>
          <table:table-cell/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Hajizadeh 2019</text:p>
          </table:table-cell>
          <table:table-cell/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Akbari-Shandiz 2019</text:p>
          </table:table-cell>
          <table:table-cell/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Richardson 2017</text:p>
          </table:table-cell>
          <table:table-cell/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Herisson 2017</text:p>
          </table:table-cell>
          <table:table-cell/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Cereatti 2015</text:p>
          </table:table-cell>
          <table:table-cell/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Cutti 2014</text:p>
          </table:table-cell>
          <table:table-cell/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Parel 2014</text:p>
          </table:table-cell>
          <table:table-cell/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Rogowski 2014</text:p>
          </table:table-cell>
          <table:table-cell/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Prinold 2013</text:p>
          </table:table-cell>
          <table:table-cell/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Parel 2012</text:p>
          </table:table-cell>
          <table:table-cell/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Shaheen 2011’</text:p>
          </table:table-cell>
          <table:table-cell/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Shaheen 2011’’</text:p>
          </table:table-cell>
          <table:table-cell/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Bourne 2011</text:p>
          </table:table-cell>
          <table:table-cell/>
        </table:table-row>
        <table:table-row table:style-name="ro2">
          <table:table-cell office:value-type="string" calcext:value-type="string">
            <text:p>307890853</text:p>
          </table:table-cell>
          <table:table-cell office:value-type="string" calcext:value-type="string">
            <text:p>Jaspers 2011<text:span text:style-name="T1">’</text:span></text:p>
          </table:table-cell>
          <table:table-cell/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Lovern 2009</text:p>
          </table:table-cell>
          <table:table-cell/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Teece 2008</text:p>
          </table:table-cell>
          <table:table-cell/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Myers 2006</text:p>
          </table:table-cell>
          <table:table-cell/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Lin 2005’</text:p>
          </table:table-cell>
          <table:table-cell/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Finley 2003</text:p>
          </table:table-cell>
          <table:table-cell/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Karduna 2001</text:p>
          </table:table-cell>
          <table:table-cell/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Koh 1998</text:p>
          </table:table-cell>
          <table:table-cell/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ichiels 1995</text:p>
          </table:table-cell>
          <table:table-cell/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Yildiz 2020</text:p>
          </table:table-cell>
          <table:table-cell/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lz 2020</text:p>
          </table:table-cell>
          <table:table-cell/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Ruiz Ibán 2020</text:p>
          </table:table-cell>
          <table:table-cell/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/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/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Hansen 2019</text:p>
          </table:table-cell>
          <table:table-cell/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Lang 2019</text:p>
          </table:table-cell>
          <table:table-cell/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9</text:p>
          </table:table-cell>
          <table:table-cell/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Gonçalves 2019</text:p>
          </table:table-cell>
          <table:table-cell/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Alexander 2018</text:p>
          </table:table-cell>
          <table:table-cell/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ozingo 2018</text:p>
          </table:table-cell>
          <table:table-cell/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Plummer 2018</text:p>
          </table:table-cell>
          <table:table-cell/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Nicholson 2017</text:p>
          </table:table-cell>
          <table:table-cell/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/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Warner 2015</text:p>
          </table:table-cell>
          <table:table-cell/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Roren 2015</text:p>
          </table:table-cell>
          <table:table-cell/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Vanezis 2015</text:p>
          </table:table-cell>
          <table:table-cell/>
        </table:table-row>
        <table:table-row table:style-name="ro1">
          <table:table-cell office:value-type="string" calcext:value-type="string">
            <text:p>307891357</text:p>
          </table:table-cell>
          <table:table-cell office:value-type="string" calcext:value-type="string">
            <text:p>van den Noort 2014</text:p>
          </table:table-cell>
          <table:table-cell/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Haik 2014</text:p>
          </table:table-cell>
          <table:table-cell/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de Baets 2013</text:p>
          </table:table-cell>
          <table:table-cell/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Roren 2013</text:p>
          </table:table-cell>
          <table:table-cell/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Chu 2012</text:p>
          </table:table-cell>
          <table:table-cell/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Zhu 2012</text:p>
          </table:table-cell>
          <table:table-cell/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/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Jaspers 2011’’</text:p>
          </table:table-cell>
          <table:table-cell/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Massimini 2011</text:p>
          </table:table-cell>
          <table:table-cell/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Meyer 2008</text:p>
          </table:table-cell>
          <table:table-cell/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Crosbie 2008</text:p>
          </table:table-cell>
          <table:table-cell/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/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Meskers 2007</text:p>
          </table:table-cell>
          <table:table-cell/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Bey 2006</text:p>
          </table:table-cell>
          <table:table-cell/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Illyés 2006</text:p>
          </table:table-cell>
          <table:table-cell/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Lin 2005’’</text:p>
          </table:table-cell>
          <table:table-cell/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Thigpen 2005</text:p>
          </table:table-cell>
          <table:table-cell/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van den Noort 2015</text:p>
          </table:table-cell>
          <table:table-cell/>
        </table:table-row>
        <table:table-row table:style-name="ro1">
          <table:table-cell office:value-type="string" calcext:value-type="string">
            <text:p>322526725</text:p>
          </table:table-cell>
          <table:table-cell office:value-type="string" calcext:value-type="string">
            <text:p>Ludewig 2000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Folha1.A1:Folha1.C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7:21:56.1394166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2T10:59:15.929118533</meta:creation-date>
    <meta:generator>LibreOffice/6.4.7.2$Linux_X86_64 LibreOffice_project/40$Build-2</meta:generator>
    <dc:date>2022-06-26T17:33:33.342929444</dc:date>
    <dc:creator>Lucas Beraldo</dc:creator>
    <meta:editing-duration>PT18M26S</meta:editing-duration>
    <meta:editing-cycles>2</meta:editing-cycles>
    <meta:document-statistic meta:table-count="1" meta:cell-count="129" meta:object-count="0"/>
  </office:meta>
</office:document-meta>
</file>